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name-asian="Yu Mincho" style:font-size-asian="14pt" style:language-asian="ja" style:country-asian="JP" style:font-size-complex="14pt"/>
    </style:style>
    <style:style style:name="P3" style:family="paragraph" style:parent-style-name="Standard">
      <style:text-properties fo:font-size="14pt" officeooo:paragraph-rsid="00239e6d" style:font-name-asian="Yu Mincho" style:font-size-asian="14pt" style:language-asian="ja" style:country-asian="JP" style:font-size-complex="14pt"/>
    </style:style>
    <style:style style:name="T1" style:family="text">
      <style:text-properties fo:font-weight="normal" fo:background-color="transparent" loext:char-shading-value="0" style:font-name-asian="Yu Mincho" style:language-asian="ja" style:country-asian="JP" style:font-weight-asian="normal" style:font-weight-complex="normal"/>
    </style:style>
    <style:style style:name="T2" style:family="text">
      <style:text-properties style:font-name-asian="Yu Mincho" style:language-asian="ja" style:country-asian="JP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Ru1" style:family="ruby">
      <style:ruby-properties style:ruby-align="distribute-space" style:ruby-position="above" loext:ruby-position="above"/>
    </style:style>
    <style:style style:name="Ru2" style:family="ruby">
      <style:ruby-properties style:ruby-align="distribute-space" style:ruby-position="below" loext:ruby-position="inter-charac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ruby text:style-name="Ru1"><text:ruby-base><text:span text:style-name="T1">橘</text:span></text:ruby-base><text:ruby-text>たちばな</text:ruby-text></text:ruby><text:ruby text:style-name="Ru2"><text:ruby-base><text:span text:style-name="T1">沙</text:span></text:ruby-base><text:ruby-text>さ</text:ruby-text></text:ruby><text:ruby text:style-name="Ru2"><text:ruby-base><text:span text:style-name="T1">砂</text:span></text:ruby-base><text:ruby-text>ざ</text:ruby-text></text:ruby><text:span text:style-name="T1">之</text:span><text:span text:style-name="T2">卑しい洞窟</text:span></text:p>
      <text:p text:style-name="P2">　</text:p>
      <text:p text:style-name="P2">　必死に走ろうとした。狼さんはやっと逃げてしまった。安心に安全な洞窟の中で北海道の冬風が暴れられなくなった。先の強敵が外で待ち残った。見えない敵って鋭い牙と爪が狼さんの固い肌を破る事が出来た。狼さんが永遠に隠れないけど、今から仕方が無いと思われた。食事が無くて柔らかい床も無くて、泊まり難い所だとしても外の地獄より安全だ。吹雪の暴力でぶっ殺される対洞窟の中でゆっくり飢え凍える。</text:p>
      <text:p text:style-name="P2">　狼さんは思考せずにあの真っ白な地獄へ戻り走った。刺々に鋭い霙を狼が刺された。霙が厚くて目の前に見にくくなると狼の動機が段々に破壊された。視野が無くて自由へ道を探すが見つかれなかった。雪の中に一匹の小さい足跡が急に無くなった。</text:p>
      <text:p text:style-name="P3">　想像かどうか分からずに細い光線が現れた。然もあの線の誘惑が強く引き寄せた。温い熱気が狼さんの肌をフワフワに添えた。零細だっても小さい部分が希望を思考する事が出来た。この嵐が終わったら希望の場所がまだ残っているかな。周りを探した。あの光線が段々太く成った。涙が一個しか流れ落ちなくってゆっくり座った。<text:span text:style-name="T3">瞼</text:span>は結構重いね。視野が徐々に真っ黒く成った。やっと寝落ちた。甘い睡眠だ。</text:p>
      <text:p text:style-name="P3">　目覚めると狼さんがギラギラ輝いて、目を痛くさせる強さで差した。真っ白い世界のフワフワ床に足を固定して、立った。此の景色を全然覚えないと思った。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Rubies" style:family="text">
      <style:text-properties style:text-position="1% 100%" style:font-name="Yu Mincho1" fo:font-family="'Yu Mincho'" style:font-style-name="Regular" style:font-family-generic="roman" style:font-pitch="variable" style:text-underline-style="none" fo:background-color="transparent" style:font-name-asian="Yu Mincho1" style:font-family-asian="'Yu Mincho'" style:font-style-name-asian="Regular" style:font-family-generic-asian="roman" style:font-pitch-asian="variable" style:font-size-asian="6pt" style:language-asian="ja" style:country-asian="JP" style:text-emphasize="none" style:text-combine="none" style:font-relief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2T14:38:54.698000000</meta:creation-date>
    <dc:date>2025-04-03T19:23:34.189000000</dc:date>
    <meta:editing-duration>PT1H57M51S</meta:editing-duration>
    <meta:editing-cycles>17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6" meta:word-count="565" meta:character-count="570" meta:non-whitespace-character-count="565"/>
  </office:meta>
</office:document-meta>
</file>